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paragraph-properties fo:text-align="justify" style:justify-single-word="false"/>
      <style:text-properties style:font-name="Arial" fo:font-size="11pt" style:font-size-asian="11pt" style:font-size-complex="11pt"/>
    </style:style>
    <style:style style:name="P3"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Arial" fo:font-size="13pt" fo:font-weight="bold" style:font-size-asian="13pt" style:font-weight-asian="bold" style:font-size-complex="13pt" style:font-weight-complex="bold"/>
    </style:style>
    <style:style style:name="P5" style:family="paragraph" style:parent-style-name="Footer">
      <style:paragraph-properties fo:text-align="end"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ids(playground) ;</text:p>
      <text:p text:style-name="P4">Le bac à sable numérique</text:p>
      <text:p text:style-name="P1"/>
      <text:p text:style-name="P1"/>
      <text:p text:style-name="P2"/>
      <text:p text:style-name="P3">Rappel rapide du cahier des charges</text:p>
      <text:p text:style-name="P2"/>
      <text:p text:style-name="P2">Le but du projet est de réaliser un environnement numérique destiné à l'apprentissage de la programmation dès le plus jeune âge.</text:p>
      <text:p text:style-name="P2">Le projet ce base sur Scratch et l'utilisation de ses blocs, ainsi que sur Scratch Jr, l'application smartphone adaptée aux 5 – 7 ans.</text:p>
      <text:p text:style-name="P2"/>
      <text:p text:style-name="P2">Nous voulons donc reprendre le principe de Scratch Jr, l'adapter sur ordinateur via un site web et surtout rajouter des exercices dédiés pour l'apprentissage de chacun des blocs. En effet, même si Scratch Jr se dit adapté aux enfants, la seule différence avec Scratch est l'utilisation de couleur plus vives et autres dessins attirant l’œil des enfants, mais au final il n'y a concrètement aucun contenu. L'enfant est lancé sur une page où il peut poser des blocs pour interagir, mais il ne dispose ni de tutoriel ni d'objectif réel.</text:p>
      <text:p text:style-name="P2"/>
      <text:p text:style-name="P3">Rappel du planning</text:p>
      <text:p text:style-name="P2"/>
      <text:p text:style-name="P2">Nous avions pour objectif d'avoir pour décembre : </text:p>
      <text:p text:style-name="P2">* la gestion des projets utilisateurs. C'est à dire avoir la possibilité de créer un nouveau projet et de le sauvegarder pour pouvoir revenir dessus plus tard, ainsi que la sauvegarde des exercices dédiés déjà résolus.</text:p>
      <text:p text:style-name="P2">* le développement des premiers blocs de base (déplacement dans chaque direction + un bloc condition ou boucle – à déterminer -).</text:p>
      <text:p text:style-name="P2">* une implémentation d'une partie des exercices dédiés (en mettant des "coquilles vides" aux endroits où des blocs n'auraient pas encore été développés).</text:p>
      <text:p text:style-name="P2"/>
      <text:p text:style-name="P2">Suite aux technologies choisies – que nous ne connaissions pas à l'avance – nous avons décidé au cours du semestre de revoir nos objectifs à la baisse. C'est à dire :</text:p>
      <text:p text:style-name="P2"/>
      <text:p text:style-name="P2">Mise en place de la machine virtuelle de travail et choix des outils et technologies qui seront utilisées afin d'avoir une réalisation homogène au sein du groupe, mais également la rédaction de la documentation de certains de ces outils pour le chef de projet, afin que les autres membres puissent avancer plus rapidement lorsqu'ils en auront besoin.</text:p>
      <text:p text:style-name="P2"/>
      <text:p text:style-name="P2">Réalisation du front-end design en Django (avec préalablement l'apprentissage de Django, que nous n'avions jamais utilisé).</text:p>
      <text:p text:style-name="P2"/>
      <text:p text:style-name="P2">Etude des différentes bibliothèques de blocks et réalisation des 4 blocs de déplacement de base suivant la bibliothèque choisie.</text:p>
      <text:p text:style-name="P2"/>
      <text:p text:style-name="P2">Réalisation d'un template pour la structure des exercices et mise en place du premier exercice dédié.</text:p>
      <text:p text:style-name="P2"/>
      <text:p text:style-name="P3">Travail réalisé</text:p>
      <text:p text:style-name="P2"><text:soft-page-break/></text:p>
      <text:p text:style-name="P3">Difficultés rencontrés</text:p>
      <text:p text:style-name="P2"><text:s/></text:p>
      <text:p text:style-name="P2">La première difficulté que nous avons rencontré a été de trouver, choisir et apprendre à utiliser les outils pour la réalisation du projet. En effet, il a été nécessaire de se renseigner sur de nombreuses bibliothèques et de nombreux frameworks afin de déterminer lesquels seraient les plus propices à l'utilisation que nous voulons en faire, mais il a également été très long d'apprendre toutes ces nouveautés en recherchant des cours en lignes et autres tutoriels. La faute que nous avons faite à ce moment-là a été de voir trop grand en prenant les techniques les plus adaptées sans calculer le temps d'apprentissage. En prenant quelques chose de moins performant, mais que nous connaissions déjà, nous aurions pu économiser un temps précieux.</text:p>
      <text:p text:style-name="P3">[Si Antoine veut rajouter/modifier quelque chose]</text:p>
      <text:p text:style-name="P3"/>
      <text:p text:style-name="P3">[partie de Charly à mettre ici]</text:p>
      <text:p text:style-name="P2"/>
      <text:p text:style-name="P2">Sur la création des exercices dédiés, la plus grosse difficulté a été d'adapté le contenu à un enfant de 5 à 7 ans. Après plusieurs recherches infructueuses nous avons opté pour l'utilisation d'un cobaye. Après voir soumis plusieurs maquettes, l'avancement c'est finalement fait plus sur le visuel que sur le fond. Nous n'arrivions pas à transmettre parfaitement ce que nous voulions avec de simples images et des phrases courtes et compréhensible. C'est pourquoi au final nous nous sommes tournés vers un logiciel où l'enfant sera accompagné d'un adulte. Les exercices restent faciles d'accès, mais les mots et éventuelles démonstrations du parents accompagnateur permettront de ne pas surcharger les énoncés d'explication que l'enfant seul ne comprendra de toute façon pas. </text:p>
      <text:p text:style-name="P2"/>
      <text:p text:style-name="P2">Pour terminer, nous nous sommes fait surprendre par la contrainte temporelle, qui fut beaucoup plus forte que nous le pensions, suite aux autres travaux que nous avions à réaliser au parallèle.</text:p>
      <text:p text:style-name="P2">Ce manquement nous a fait prendre beaucoup de retard sur la fin du semestre.</text:p>
      <text:p text:style-name="P2"/>
      <text:p text:style-name="P3">Prévisions pour le semestre suiv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Antoine Haas</text:p>
        <text:p text:style-name="Header">Jason Golda</text:p>
        <text:p text:style-name="Header">Charly Gries</text:p>
        <text:p text:style-name="Header">M1 ILC</text:p>
        <text:p text:style-name="Header">Projet Professionnel</text:p>
      </style:header>
      <style:footer>
        <text:p text:style-name="MP1"><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5T22:32:02.47</meta:creation-date>
    <meta:document-statistic meta:table-count="0" meta:image-count="0" meta:object-count="0" meta:page-count="2" meta:paragraph-count="32" meta:word-count="696" meta:character-count="4316"/>
    <dc:date>2016-12-05T23:39:36.97</dc:date>
    <meta:editing-duration>PT14M33S</meta:editing-duration>
    <meta:editing-cycles>1</meta:editing-cycles>
    <meta:generator>OpenOffice/4.1.3$Win32 OpenOffice.org_project/413m1$Build-9783</meta:generator>
  </office:meta>
</office:document-meta>
</file>